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Logging.forLog( Log primary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Logging.forLogName( Class &lt; ? &gt; primaryLogge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